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9.393cm" fo:margin-left="2.709cm" table:align="left" style:writing-mode="lr-tb"/>
    </style:style>
    <style:style style:name="Таблица1.A" style:family="table-column">
      <style:table-column-properties style:column-width="3.201cm"/>
    </style:style>
    <style:style style:name="Таблица1.B" style:family="table-column">
      <style:table-column-properties style:column-width="3.281cm"/>
    </style:style>
    <style:style style:name="Таблица1.C" style:family="table-column">
      <style:table-column-properties style:column-width="2.91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0.713cm"/>
    </style:style>
    <style:style style:name="P1" style:family="paragraph" style:parent-style-name="Standard">
      <style:paragraph-properties fo:margin-left="0cm" fo:margin-right="0cm" fo:text-indent="0.476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0.476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.476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476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.476cm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76cm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.476cm" style:auto-text-indent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476cm" style:auto-text-indent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-0.026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-0.026cm" style:auto-text-indent="false" style:writing-mode="lr-tb">
        <style:tab-stops/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10.239cm" fo:margin-right="0cm" fo:text-align="start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.026cm" fo:margin-right="0cm" fo:text-align="justify" style:justify-single-word="false" fo:text-indent="0.476cm" style:auto-text-indent="false"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margin-left="0.026cm" fo:margin-right="0cm" fo:text-align="justify" style:justify-single-word="false" fo:text-indent="0.476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29cm" style:auto-text-indent="false" style:writing-mode="lr-tb">
        <style:tab-stops/>
      </style:paragraph-properties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29cm" style:auto-text-indent="false" style:writing-mode="lr-tb">
        <style:tab-stops/>
      </style:paragraph-properties>
      <style:text-properties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29cm" style:auto-text-indent="false" fo:break-before="page" style:writing-mode="lr-tb">
        <style:tab-stops/>
      </style:paragraph-properties>
      <style:text-properties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21" style:family="paragraph" style:parent-style-name="Standard">
      <style:paragraph-properties fo:margin-left="0.979cm" fo:margin-right="0cm" fo:text-align="justify" style:justify-single-word="false" fo:text-indent="-0.556cm" style:auto-text-indent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left="0.979cm" fo:margin-right="0cm" fo:text-align="justify" style:justify-single-word="false" fo:text-indent="-0.556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25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font-size="14pt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омский государственный университет</text:p>
      <text:p text:style-name="P4">Факультет прикладной математики и кибернетики</text:p>
      <text:p text:style-name="P4">Кафедра защиты информации и криптографии</text:p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6">Отчет по курсу</text:p>
      <text:p text:style-name="P6">«Введение в специальность: криптография»</text:p>
      <text:p text:style-name="P19">Шифр двойной перестанов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Выполнила:</text:p>
      <text:p text:style-name="P11">__________ Склизкова В. В.</text:p>
      <text:p text:style-name="P11">Проверил:</text:p>
      <text:p text:style-name="P11">___________ Агибалов Г. П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Томск 2013</text:p>
      <text:p text:style-name="P13">Введение</text:p>
      <text:p text:style-name="P14">Цель работы — реализовать шифр двойной перестановки на языке ЛЯПАС.</text:p>
      <text:p text:style-name="P1"/>
      <text:p text:style-name="P5">Описание алгоритма</text:p>
      <text:p text:style-name="P2">Шифр двойной перестановки [1] заключается в следующем. Открытый текст записывается в таблицу заданного размера n*m. Затем указываются две перестановки длины n и m, и строки и столбцы переставляются в соответствии с указанными перестановками. Ключом являются эти перестановки.</text:p>
      <text:p text:style-name="P2">Алгоритм шифрования:</text:p>
      <text:p text:style-name="P2">1. Пользователь вводит две перестановки длины n и m.</text:p>
      <text:p text:style-name="P2">2. Открытый текст разбивается на блоки длины n*m.</text:p>
      <text:p text:style-name="P21">3. Берётся очередной блок открытого текста.</text:p>
      <text:p text:style-name="P21">4. Блок разбивается на m фрагментов длины n. В каждом фрагменте символы переставляются в соответствии с первой перестановкой.</text:p>
      <text:p text:style-name="P21">5. Эти фрагменты переставляются в соответствии со второй перестановкой.</text:p>
      <text:p text:style-name="P21">6. Если этот блок последний, то выход, иначе переход на 3.</text:p>
      <text:p text:style-name="P21">Алгоритм расшифрования:</text:p>
      <text:p text:style-name="P21">1. Пользователь вводит две перестановки длины n и m.</text:p>
      <text:p text:style-name="P21">2. Вычисляются обратные перестановки.</text:p>
      <text:p text:style-name="P21">3. Выполняются пункты 2-6 из алгоритма шифрования с обратными перестановками.</text:p>
      <text:p text:style-name="P22"/>
      <text:p text:style-name="P22">Реализация алгоритма на языке ЛЯПАС</text:p>
      <text:p text:style-name="P8"/>
      <text:p text:style-name="P9">Главная программа</text:p>
      <text:p text:style-name="P9">double(/) </text:p>
      <text:p text:style-name="P9"><text:s text:c="4"/>@+F1(32) <text:s text:c="3"/>*** вводимые пользователем данные, кроме ключей</text:p>
      <text:p text:style-name="P9"><text:s text:c="4"/>/'Введите длину первой перестановки: '&gt;C /F1&lt;C <text:s text:c="3"/>*** вводим длину ключа1 </text:p>
      <text:p text:style-name="P9"><text:s text:c="4"/>F1.0 - '0' + 1 = n <text:s text:c="5"/>*** переводим символ в число - получаем длину ключа + 1 </text:p>
      <text:p text:style-name="P9"><text:s text:c="4"/>@+F2(n) <text:s text:c="4"/>*** ключ 1: n - 1 (длина ключа) байтов под цифры, последний байт - конец строки </text:p>
      <text:p text:style-name="P9"><text:s text:c="4"/>Yn <text:s text:c="9"/>*** n - длина ключа </text:p>
      <text:p text:style-name="P9">P1 <text:s/>/'Введите первую перестановку: '&gt;C /F2&lt;C <text:s text:c="4"/>*** вводим ключ1 </text:p>
      <text:p text:style-name="P9"><text:s text:c="4"/>*** проверка ключа1 на правильность </text:p>
      <text:p text:style-name="P9"><text:s text:c="4"/>_i Ok </text:p>
      <text:p text:style-name="P9">P2 <text:s/>Di#n ?-4 </text:p>
      <text:p text:style-name="P9"><text:s text:c="4"/>F2i - '0' = F2i = l <text:s text:c="4"/>*** сразу же переводим символы цифр в числовое значение (ascii) </text:p>
      <text:p text:style-name="P9"><text:s text:c="4"/>?(l &gt;= n)3 <text:s text:c="9"/>*** если у нас число в ключе оказалось не меньше n, то ключ неверен </text:p>
      <text:p text:style-name="P9"><text:s text:c="4"/>Il &amp; k ?+3 <text:s text:c="9"/>*** проверка на повторение с помощью булевого вектора: если такая цифра уже встречалась в ключе, то ключ неверный </text:p>
      <text:p text:style-name="P9"><text:s text:c="4"/>Il | k = k ?=2 <text:s text:c="5"/>*** если ключ верный, то заносим в булев вектор информацию о том, что данная цифра в ключе уже была </text:p>
      <text:p text:style-name="P9"><text:soft-page-break/>P3 <text:s/>/'Ошибка: некорректная перестановка.\n'&gt;C ?=1 <text:s text:c="2"/>*** сообщение об ошибке, переход на ввод ключа1 </text:p>
      <text:p text:style-name="P9">P4 <text:s/>/'Введите длину второй перестановки: '&gt;C /F1&lt;C <text:s text:c="3"/>*** ввод длины ключа2. далее действия такие же, как с ключом 1 </text:p>
      <text:p text:style-name="P9"><text:s text:c="4"/>F1.0 - '0' + 1 = m </text:p>
      <text:p text:style-name="P9"><text:s text:c="4"/>@+F3(m) <text:s text:c="4"/>*** ключ 2 </text:p>
      <text:p text:style-name="P9"><text:s text:c="4"/>Ym </text:p>
      <text:p text:style-name="P9">P5 <text:s/>/'Введите вторую перестановку: '&gt;C /F3&lt;C </text:p>
      <text:p text:style-name="P9"><text:s text:c="4"/>*** проверка ключа2 на правильность </text:p>
      <text:p text:style-name="P9"><text:s text:c="4"/>_i Ok </text:p>
      <text:p text:style-name="P9">P6 <text:s/>Di#m ?-8 </text:p>
      <text:p text:style-name="P9"><text:s text:c="4"/>F3i - '0' = F3i = l </text:p>
      <text:p text:style-name="P9"><text:s text:c="4"/>?(l &gt;= m)7 </text:p>
      <text:p text:style-name="P9"><text:s text:c="4"/>Il &amp; k ?+7 </text:p>
      <text:p text:style-name="P9"><text:s text:c="4"/>Il | k = k ?=6 </text:p>
      <text:p text:style-name="P9">P7 <text:s/>/'Ошибка: некорректная перестановка.\n'&gt;C ?=5 </text:p>
      <text:p text:style-name="P9">P8 <text:s/>/'Введите имя входного файла: '&gt;C /F1&lt;C </text:p>
      <text:p text:style-name="P9"><text:s text:c="4"/>*fopen(F1,0/a) <text:s text:c="13"/>*** открываем входной файл на чтение, a - дескриптор этого файла </text:p>
      <text:p text:style-name="P9"><text:s text:c="4"/>/'Введите имя выходного файла: '&gt;C /F1&lt;C </text:p>
      <text:p text:style-name="P9"><text:s text:c="4"/>*fopen(F1,1/b) <text:s text:c="13"/>*** открываем выходной файл на запись, b - дескриптор </text:p>
      <text:p text:style-name="P9"><text:s text:c="4"/>/'Введите режим работы (0 - шифрование, 1 - расшифрование): '&gt;C /F1&lt;C </text:p>
      <text:p text:style-name="P9"><text:s text:c="4"/>F1.0 - '0' ?-9 <text:s/>*** если нам нужно зашифровать информацию, то переходим на функцию шифрования/расшифрования, т.к. нам не нужен обратный ключ </text:p>
      <text:p text:style-name="P9"><text:s text:c="4"/>*gdk(n,m,F2,F3/) <text:s text:c="3"/>*** получаем обратный ключ, если нам нужно расшифровать </text:p>
      <text:p text:style-name="P9">P9 <text:s/>*enc(n,m,F2,F3,a,b/) <text:s text:c="3"/>*** шифрование/расшифрование </text:p>
      <text:p text:style-name="P9"><text:s text:c="4"/>*fclose(a/) <text:s text:c="4"/>*** закрытие входного... </text:p>
      <text:p text:style-name="P9"><text:s text:c="4"/>*fclose(b/) <text:s text:c="4"/>*** ... и выходного файлов </text:p>
      <text:p text:style-name="P9">** </text:p>
      <text:p text:style-name="P9"/>
      <text:p text:style-name="P9">Функция шифрования/расшифрования</text:p>
      <text:p text:style-name="P20">*** F1, F2 - ключ 1, ключ 2; n, m - их длины </text:p>
      <text:p text:style-name="P9">*** a, b - дескрипторы файлов для чтения, записи </text:p>
      <text:p text:style-name="P9">enc(n,m,F1,F2,a,b/) </text:p>
      <text:p text:style-name="P9"><text:s text:c="4"/>n * m = l *** длина одного блока </text:p>
      <text:p text:style-name="P9"><text:s text:c="4"/>@+F3(l) <text:s text:c="4"/>*** для считываения с файла и записи в файл </text:p>
      <text:p text:style-name="P9"><text:s text:c="4"/>@+F4(l) <text:s text:c="4"/>*** вспомогательный комплекс </text:p>
      <text:p text:style-name="P9">P1 <text:s/>*freadf(a,F3,0,l/k) <text:s text:c="4"/>*** считываем очередной блок. Если файл кончился, то k = 0 (количество считанных байт) </text:p>
      <text:p text:style-name="P9"><text:s text:c="4"/>k ?-10 <text:s/>*** если файл кончился, то переходим на выход из функции </text:p>
      <text:p text:style-name="P9"><text:s text:c="4"/>k#l ?-3 *** если количество считанных байт = длине блока, то переходим к первой перестановке, иначе дополняем блок </text:p>
      <text:p text:style-name="P9"><text:s text:c="4"/>k - 1 = i <text:s text:c="2"/></text:p>
      <text:p text:style-name="P9"><text:soft-page-break/>P2 <text:s/>Di#l ?-3 *** дополнение последнего блока </text:p>
      <text:p text:style-name="P9"><text:s text:c="4"/>'&amp;' = F3i ?=2 </text:p>
      <text:p text:style-name="P9"><text:s text:c="4"/>*** первая перестановка: </text:p>
      <text:p text:style-name="P9">P3 <text:s/>_i _k </text:p>
      <text:p text:style-name="P9">P4 <text:s/>Di#m ?-6 _j <text:s text:c="4"/>*** перебираем блоки длиной n </text:p>
      <text:p text:style-name="P9">P5 <text:s/>Dj#n ?-4 Dk <text:s text:c="4"/>*** перестановка блока длиной n </text:p>
      <text:p text:style-name="P9"><text:s text:c="4"/>i * n + F1j = c </text:p>
      <text:p text:style-name="P9"><text:s text:c="4"/>F3c = F4k ?=5 </text:p>
      <text:p text:style-name="P9"><text:s text:c="4"/>*** вторая перестановка: </text:p>
      <text:p text:style-name="P9">P6 <text:s/>_i </text:p>
      <text:p text:style-name="P9">P7 <text:s/>Di#m ?-9 </text:p>
      <text:p text:style-name="P9"><text:s text:c="4"/>F2i * n = k </text:p>
      <text:p text:style-name="P9"><text:s text:c="4"/>i * n = c _j </text:p>
      <text:p text:style-name="P9">P8 <text:s/>Dj#n ?-7 <text:s text:c="3"/>*** переставляем блок </text:p>
      <text:p text:style-name="P9"><text:s text:c="4"/>F4k = F3c </text:p>
      <text:p text:style-name="P9"><text:s text:c="4"/>Dk Dc ?=8 </text:p>
      <text:p text:style-name="P9">P9 <text:s/>*fwritef(b,F3,0,l/k) ?=1 <text:s/>*** записываем готовый блок </text:p>
      <text:p text:style-name="P9">P10 ** </text:p>
      <text:p text:style-name="P9"/>
      <text:p text:style-name="P9">Функция получения обратных ключей </text:p>
      <text:p text:style-name="P9">*** F1, F2 - ключ 1, ключ 2; n, m - их длины </text:p>
      <text:p text:style-name="P9">gdk(n,m,F1,F2/) </text:p>
      <text:p text:style-name="P9"><text:s text:c="4"/>@+F3(n) </text:p>
      <text:p text:style-name="P9"><text:s text:c="4"/>@+F4(m) </text:p>
      <text:p text:style-name="P9"><text:s text:c="4"/>_i _j </text:p>
      <text:p text:style-name="P9"><text:s text:c="4"/>*** обращение ключа 1 </text:p>
      <text:p text:style-name="P9">P1 <text:s/>Di#n ?-2 </text:p>
      <text:p text:style-name="P9"><text:s text:c="4"/>F1i = k </text:p>
      <text:p text:style-name="P9"><text:s text:c="4"/>i = F3k ?=1 </text:p>
      <text:p text:style-name="P9">P2 <text:s/>Yi F3i = F1i </text:p>
      <text:p text:style-name="P9"><text:s text:c="4"/>i ?-3 ?=2 </text:p>
      <text:p text:style-name="P9"><text:s text:c="4"/>*** обращение ключа 2 </text:p>
      <text:p text:style-name="P9">P3 <text:s/>Dj#m ?-4 </text:p>
      <text:p text:style-name="P9"><text:s text:c="4"/>F2j = k </text:p>
      <text:p text:style-name="P9"><text:s text:c="4"/>j = F4k ?=3 </text:p>
      <text:p text:style-name="P9">P4 <text:s/>Yj F4j = F2j </text:p>
      <text:p text:style-name="P9"><text:s text:c="4"/>j ?-5 ?=4 </text:p>
      <text:p text:style-name="P9">P5 <text:s/>**</text:p>
      <text:p text:style-name="P10"/>
      <text:p text:style-name="P16"/>
      <text:p text:style-name="P17">Заключение</text:p>
      <text:p text:style-name="P15">Алгоритм шифрования двойной перестановкой был реализован на языке ЛЯПАС. Также были проведены эксперименты для измерения скорости шифрования. Было измерено время шифрования файла размером 256 Мб на процессоре с тактовой частотой 1.8 Гц. Результаты таковы: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Длина первой перестановки</text:p>
          </table:table-cell>
          <table:table-cell table:style-name="Таблица1.A1" office:value-type="string">
            <text:p text:style-name="P23">Длина второй перестановки</text:p>
          </table:table-cell>
          <table:table-cell table:style-name="Таблица1.C1" office:value-type="string">
            <text:p text:style-name="P23">Время шифрования</text:p>
            <text:p text:style-name="P23">(в секундах)</text:p>
          </table:table-cell>
        </table:table-row>
        <table:table-row>
          <table:table-cell table:style-name="Таблица1.A2" table:number-rows-spanned="3" office:value-type="string">
            <text:p text:style-name="P25"/>
            <text:p text:style-name="P25">2</text:p>
          </table:table-cell>
          <table:table-cell table:style-name="Таблица1.A2" office:value-type="string">
            <text:p text:style-name="P24">2</text:p>
          </table:table-cell>
          <table:table-cell table:style-name="Таблица1.C2" office:value-type="string">
            <text:p text:style-name="P24">227</text:p>
          </table:table-cell>
        </table:table-row>
        <table:table-row>
          <table:covered-table-cell/>
          <table:table-cell table:style-name="Таблица1.A2" office:value-type="string">
            <text:p text:style-name="P24">4</text:p>
          </table:table-cell>
          <table:table-cell table:style-name="Таблица1.C2" office:value-type="string">
            <text:p text:style-name="P24">108</text:p>
          </table:table-cell>
        </table:table-row>
        <table:table-row table:style-name="Таблица1.4">
          <table:covered-table-cell/>
          <table:table-cell table:style-name="Таблица1.A2" office:value-type="string">
            <text:p text:style-name="P24">8</text:p>
          </table:table-cell>
          <table:table-cell table:style-name="Таблица1.C2" office:value-type="string">
            <text:p text:style-name="P24">59</text:p>
          </table:table-cell>
        </table:table-row>
        <table:table-row>
          <table:table-cell table:style-name="Таблица1.A2" table:number-rows-spanned="3" office:value-type="string">
            <text:p text:style-name="P24"/>
            <text:p text:style-name="P24">4</text:p>
          </table:table-cell>
          <table:table-cell table:style-name="Таблица1.A2" office:value-type="string">
            <text:p text:style-name="P24">2</text:p>
          </table:table-cell>
          <table:table-cell table:style-name="Таблица1.C2" office:value-type="string">
            <text:p text:style-name="P24">106</text:p>
          </table:table-cell>
        </table:table-row>
        <table:table-row>
          <table:covered-table-cell/>
          <table:table-cell table:style-name="Таблица1.A2" office:value-type="string">
            <text:p text:style-name="P24">4</text:p>
          </table:table-cell>
          <table:table-cell table:style-name="Таблица1.C2" office:value-type="string">
            <text:p text:style-name="P24">51</text:p>
          </table:table-cell>
        </table:table-row>
        <table:table-row>
          <table:covered-table-cell/>
          <table:table-cell table:style-name="Таблица1.A2" office:value-type="string">
            <text:p text:style-name="P24">8</text:p>
          </table:table-cell>
          <table:table-cell table:style-name="Таблица1.C2" office:value-type="string">
            <text:p text:style-name="P24">30</text:p>
          </table:table-cell>
        </table:table-row>
        <table:table-row>
          <table:table-cell table:style-name="Таблица1.A2" table:number-rows-spanned="3" office:value-type="string">
            <text:p text:style-name="P24"/>
            <text:p text:style-name="P24">8</text:p>
          </table:table-cell>
          <table:table-cell table:style-name="Таблица1.A2" office:value-type="string">
            <text:p text:style-name="P24">2</text:p>
          </table:table-cell>
          <table:table-cell table:style-name="Таблица1.C2" office:value-type="string">
            <text:p text:style-name="P24">54</text:p>
          </table:table-cell>
        </table:table-row>
        <table:table-row>
          <table:covered-table-cell/>
          <table:table-cell table:style-name="Таблица1.A2" office:value-type="string">
            <text:p text:style-name="P24">4</text:p>
          </table:table-cell>
          <table:table-cell table:style-name="Таблица1.C2" office:value-type="string">
            <text:p text:style-name="P24">30</text:p>
          </table:table-cell>
        </table:table-row>
        <table:table-row>
          <table:covered-table-cell/>
          <table:table-cell table:style-name="Таблица1.A2" office:value-type="string">
            <text:p text:style-name="P24">8</text:p>
          </table:table-cell>
          <table:table-cell table:style-name="Таблица1.C2" office:value-type="string">
            <text:p text:style-name="P24">19</text:p>
          </table:table-cell>
        </table:table-row>
      </table:table>
      <text:p text:style-name="P15"/>
      <text:p text:style-name="P15">Очевидно, что скорость шифрования существенно зависит от длины ключа: чем длиннее ключ, тем меньше времени затрачивается на шифрование.</text:p>
      <text:p text:style-name="P15">Средняя скорость шифрования (при перестановках длины 8) — <text:s/>13 Мб/c.</text:p>
      <text:p text:style-name="P15"/>
      <text:p text:style-name="P15">Список используемой литературы:</text:p>
      <text:p text:style-name="P15">1. <text:span text:style-name="T1">Stamp M., Low R. M.</text:span> Applied cryptoanalisys. John Willey &amp; Sons, Inc., 2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lic </meta:initial-creator>
    <meta:creation-date>2013-05-23T02:15:56</meta:creation-date>
    <meta:generator>OpenOffice.org/3.2$Unix OpenOffice.org_project/320m12$Build-9483</meta:generator>
    <dc:date>2013-11-25T23:04:35</dc:date>
    <meta:editing-duration>PT04H03M12S</meta:editing-duration>
    <meta:editing-cycles>173</meta:editing-cycles>
    <meta:document-statistic meta:table-count="1" meta:image-count="0" meta:object-count="0" meta:page-count="5" meta:paragraph-count="146" meta:word-count="879" meta:character-count="5556"/>
  </office:meta>
</office:document-meta>
</file>